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randomVoic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randomVoic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randomVoic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randomVoic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randomVoic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randomVoic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randomVoic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0:29:44.125326125</meta:creation-date>
    <dc:date>2023-04-08T12:57:03.115047407</dc:date>
    <meta:editing-duration>P1DT2H17M8S</meta:editing-duration>
    <meta:editing-cycles>2</meta:editing-cycles>
    <meta:generator>LibreOffice/7.3.7.2$Linux_X86_64 LibreOffice_project/30$Build-2</meta:generator>
    <meta:document-statistic meta:table-count="1" meta:cell-count="519" meta:object-count="0"/>
  </office:meta>
</office:document-meta>
</file>